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1.132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69cm"/>
    </style:style>
    <style:style style:name="co8" style:family="table-column">
      <style:table-column-properties fo:break-before="auto" style:column-width="2.018cm"/>
    </style:style>
    <style:style style:name="co9" style:family="table-column">
      <style:table-column-properties fo:break-before="auto" style:column-width="0.82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731cm"/>
    </style:style>
    <style:style style:name="co12" style:family="table-column">
      <style:table-column-properties fo:break-before="auto" style:column-width="3.041cm"/>
    </style:style>
    <style:style style:name="co13" style:family="table-column">
      <style:table-column-properties fo:break-before="auto" style:column-width="0.801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4.782cm"/>
    </style:style>
    <style:style style:name="co16" style:family="table-column">
      <style:table-column-properties fo:break-before="auto" style:column-width="1.499cm"/>
    </style:style>
    <style:style style:name="co17" style:family="table-column">
      <style:table-column-properties fo:break-before="auto" style:column-width="1.021cm"/>
    </style:style>
    <style:style style:name="co18" style:family="table-column">
      <style:table-column-properties fo:break-before="auto" style:column-width="4.008cm"/>
    </style:style>
    <style:style style:name="co19" style:family="table-column">
      <style:table-column-properties fo:break-before="auto" style:column-width="2.708cm"/>
    </style:style>
    <style:style style:name="co20" style:family="table-column">
      <style:table-column-properties fo:break-before="auto" style:column-width="1.05cm"/>
    </style:style>
    <style:style style:name="co21" style:family="table-column">
      <style:table-column-properties fo:break-before="auto" style:column-width="3.648cm"/>
    </style:style>
    <style:style style:name="co22" style:family="table-column">
      <style:table-column-properties fo:break-before="auto" style:column-width="3.344cm"/>
    </style:style>
    <style:style style:name="co23" style:family="table-column">
      <style:table-column-properties fo:break-before="auto" style:column-width="0.524cm"/>
    </style:style>
    <style:style style:name="co24" style:family="table-column">
      <style:table-column-properties fo:break-before="auto" style:column-width="3.261cm"/>
    </style:style>
    <style:style style:name="co25" style:family="table-column">
      <style:table-column-properties fo:break-before="auto" style:column-width="2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ff0000"/>
      <style:text-properties fo:color="#0000ff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0000" fo:border="0.06pt solid #000000"/>
    </style:style>
    <style:style style:name="ce8" style:family="table-cell" style:parent-style-name="Default">
      <style:table-cell-properties fo:background-color="#ffff00" fo:border="0.06pt solid #000000"/>
    </style:style>
  </office:automatic-styles>
  <office:body>
    <office:spreadsheet>
      <table:table table:name="9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#</text:p>
          </table:table-cell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1-ggb</text:p>
          </table:table-cell>
          <table:table-cell table:style-name="ce1" office:value-type="string" calcext:value-type="string">
            <text:p>2-ggb</text:p>
          </table:table-cell>
          <table:table-cell office:value-type="string" calcext:value-type="string">
            <text:p>Auto</text:p>
          </table:table-cell>
          <table:table-cell/>
          <table:table-cell office:value-type="string" calcext:value-type="string">
            <text:p>Animaplano</text:p>
          </table:table-cell>
          <table:table-cell office:value-type="string" calcext:value-type="string">
            <text:p>Bim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[.G2]/35*5)+1" office:value-type="float" office:value="3.14285714285714" calcext:value-type="float">
            <text:p>3,14285714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([.G4]/35*5)+1" office:value-type="float" office:value="3.28571428571429" calcext:value-type="float">
            <text:p>3,285714285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([.G5]/35*5)+1" office:value-type="float" office:value="3.28571428571429" calcext:value-type="float">
            <text:p>3,28571428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([.G6]/35*5)+1" office:value-type="float" office:value="2.71428571428571" calcext:value-type="float">
            <text:p>2,714285714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Ober Sebastián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G8]/35*5)+1" office:value-type="float" office:value="3.71428571428571" calcext:value-type="float">
            <text:p>3,71428571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([.G9]/35*5)+1" office:value-type="float" office:value="2.57142857142857" calcext:value-type="float">
            <text:p>2,57142857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[.G10]/35*5)+1" office:value-type="float" office:value="3.42857142857143" calcext:value-type="float">
            <text:p>3,42857142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ñán Castaño</text:p>
          </table:table-cell>
          <table:table-cell office:value-type="string" calcext:value-type="string">
            <text:p>Erika Tatiana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[.G12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([.G13]/35*5)+1" office:value-type="float" office:value="2.85714285714286" calcext:value-type="float">
            <text:p>2,85714285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G15]/35*5)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echa M.</text:p>
          </table:table-cell>
          <table:table-cell office:value-type="string" calcext:value-type="string">
            <text:p>Karen Yuliana</text:p>
          </table:table-cell>
          <table:table-cell table:number-columns-repeated="5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([.G17]/35*5)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([.G18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([.G19]/35*5)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table:formula="of:=([.G20]/35*5)+1" office:value-type="float" office:value="2.85714285714286" calcext:value-type="float">
            <text:p>2,85714285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[.G21]/35*5)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ranjo M.</text:p>
          </table:table-cell>
          <table:table-cell office:value-type="string" calcext:value-type="string">
            <text:p>Darwin S.</text:p>
          </table:table-cell>
          <table:table-cell table:number-columns-repeated="5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speruza</text:p>
          </table:table-cell>
          <table:table-cell office:value-type="string" calcext:value-type="string">
            <text:p>Angie</text:p>
          </table:table-cell>
          <table:table-cell table:number-columns-repeated="5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jeda </text:p>
          </table:table-cell>
          <table:table-cell office:value-type="string" calcext:value-type="string">
            <text:p>Nicol Tatiana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([.G24]/35*5)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25]/35*5)+1" office:value-type="float" office:value="2.42857142857143" calcext:value-type="float">
            <text:p>2,42857142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([.G26]/35*5)+1" office:value-type="float" office:value="3.42857142857143" calcext:value-type="float">
            <text:p>3,42857142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([.G27]/35*5)+1" office:value-type="float" office:value="2.71428571428571" calcext:value-type="float">
            <text:p>2,714285714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írez R.</text:p>
          </table:table-cell>
          <table:table-cell office:value-type="string" calcext:value-type="string">
            <text:p>Julieth Alejandra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dríguez Gómez</text:p>
          </table:table-cell>
          <table:table-cell office:value-type="string" calcext:value-type="string">
            <text:p>Lizeth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31]/35*5)+1" office:value-type="float" office:value="2.42857142857143" calcext:value-type="float">
            <text:p>2,42857142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[.G32]/35*5)+1" office:value-type="float" office:value="3.28571428571429" calcext:value-type="float">
            <text:p>3,285714285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áenz González</text:p>
          </table:table-cell>
          <table:table-cell office:value-type="string" calcext:value-type="string">
            <text:p>Erika Mayerly</text:p>
          </table:table-cell>
          <table:table-cell table:number-columns-repeated="5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Hillary Gisell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([.G34]/35*5)+1" office:value-type="float" office:value="2.71428571428571" calcext:value-type="float">
            <text:p>2,714285714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Jesica</text:p>
          </table:table-cell>
          <table:table-cell table:number-columns-repeated="5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[.G36]/35*5)+1" office:value-type="float" office:value="3.57142857142857" calcext:value-type="float">
            <text:p>3,57142857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37]/35*5)+1" office:value-type="float" office:value="2.42857142857143" calcext:value-type="float">
            <text:p>2,42857142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([.G38]/35*5)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aquero</text:p>
          </table:table-cell>
          <table:table-cell office:value-type="string" calcext:value-type="string">
            <text:p>Maicol Stiven</text:p>
          </table:table-cell>
          <table:table-cell table:number-columns-repeated="5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G40]/35*5)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([.G41]/35*5)+1" office:value-type="float" office:value="2.71428571428571" calcext:value-type="float">
            <text:p>2,7142857143</text:p>
          </table:table-cell>
          <table:table-cell office:value-type="float" office:value="3" calcext:value-type="float">
            <text:p>3</text:p>
          </table:table-cell>
        </table:table-row>
      </table:table>
      <table:table table:name="903" table:style-name="ta1">
        <table:table-column table:style-name="co1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3" table:default-cell-style-name="ce2"/>
        <table:table-row table:style-name="ro1">
          <table:table-cell table:style-name="Default"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ggb</text:p>
          </table:table-cell>
          <table:table-cell table:style-name="ce1" office:value-type="string" calcext:value-type="string">
            <text:p>Anim_ggb</text:p>
          </table:table-cell>
          <table:table-cell table:style-name="ce1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string" calcext:value-type="string">
            <text:p>Autoeva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c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4.65" calcext:value-type="float">
            <text:p>4,6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office:value-type="float" office:value="3.4" calcext:value-type="float">
            <text:p>3,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5">
          <table:table-cell table:style-name="ce3" table:number-columns-repeated="8"/>
          <table:table-cell table:style-name="Default"/>
        </table:table-row>
        <table:table-row table:style-name="ro1">
          <table:table-cell table:style-name="ce3" table:number-columns-repeated="8"/>
          <table:table-cell table:style-name="Default"/>
        </table:table-row>
      </table:table>
      <table:table table:name="1101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Prob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</table:table-row>
      </table:table>
      <table:table table:name="1102" table:style-name="ta1">
        <table:table-column table:style-name="co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default-cell-style-name="Default"/>
        <table:table-row table:style-name="ro1">
          <table:table-cell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 office:value-type="string" calcext:value-type="string">
            <text:p>aret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6" office:value-type="float" office:value="2" calcext:value-type="float">
            <text:p>2</text:p>
          </table:table-cell>
        </table:table-row>
      </table:table>
      <table:table table:name="1103" table:style-name="ta1"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16" table:number-columns-repeated="7" table:default-cell-style-name="ce2"/>
        <table:table-column table:style-name="co16" table:default-cell-style-name="Default"/>
        <table:table-row table:style-name="ro1">
          <table:table-cell table:style-name="Default"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Punto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7" office:value-type="float" office:value="3.5" calcext:value-type="float">
            <text:p>3,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7"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901'.A1:'901'.I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F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D24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3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 style:data-style-name="N2" text:time-value="20:34:28.8521518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23T21:21:48.236890492</dc:date>
    <dc:creator>Germán Ramírez</dc:creator>
    <meta:editing-duration>P1DT12H52M7S</meta:editing-duration>
    <meta:editing-cycles>46</meta:editing-cycles>
    <meta:generator>LibreOffice/4.3.3.2$Linux_X86_64 LibreOffice_project/430m0$Build-2</meta:generator>
    <meta:printed-by>Germán Ramírez</meta:printed-by>
    <meta:print-date>2015-02-16T06:35:50.959725048</meta:print-date>
    <meta:document-statistic meta:table-count="5" meta:cell-count="713" meta:object-count="0"/>
  </office:meta>
</office:document-meta>
</file>